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0000000120000001229CA8D8AA5357ED5.gif" manifest:media-type="image/gif"/>
  <manifest:file-entry manifest:full-path="Pictures/1000020000000012000000121C9584D3C5FF3D46.gif" manifest:media-type="image/gif"/>
  <manifest:file-entry manifest:full-path="Pictures/1000000000000400000003004E0C82BD2A30380C.png" manifest:media-type="image/png"/>
  <manifest:file-entry manifest:full-path="Pictures/100002000000001200000012628A12A2F2A67334.gif" manifest:media-type="image/gif"/>
  <manifest:file-entry manifest:full-path="Pictures/100000000000040000000300CA0EBF4BF829EF1A.png" manifest:media-type="image/png"/>
  <manifest:file-entry manifest:full-path="Pictures/10000200000000120000001288461AFB759CB677.gif" manifest:media-type="image/gif"/>
  <manifest:file-entry manifest:full-path="Pictures/100002000000001200000012BCD3BA501F5E9F62.gif" manifest:media-type="image/gif"/>
  <manifest:file-entry manifest:full-path="Pictures/10000200000000120000001216E9653ACB70C71D.gif" manifest:media-type="image/gif"/>
  <manifest:file-entry manifest:full-path="Pictures/1000020000000012000000124BF85FC8CD793F55.gif" manifest:media-type="image/gif"/>
  <manifest:file-entry manifest:full-path="Pictures/100002000000001200000012B89E7DB66FDFEA3F.gif" manifest:media-type="image/gif"/>
  <manifest:file-entry manifest:full-path="Object 7/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graphics"/>
  <manifest:file-entry manifest:full-path="settings.xml" manifest:media-type="text/xml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graphics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1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15.5cm"/>
      <style:paragraph-properties style:writing-mode="lr-tb"/>
    </style:style>
    <style:style style:name="pr9" style:family="presentation" style:parent-style-name="標準_20_1-outline1">
      <style:graphic-properties fo:min-height="3.336cm"/>
      <style:paragraph-properties style:writing-mode="lr-tb"/>
    </style:style>
    <style:style style:name="pr10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Ultrasound Measurement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Piezoelectric as sensors and actuators</text:p>
              </text:list-item>
              <text:list-item>
                <text:p>Application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Ultrasound Reflection Measurement</text:p>
          </draw:text-box>
        </draw:frame>
        <draw:frame draw:style-name="gr2" draw:text-style-name="P6" draw:layer="layout" svg:width="18.915cm" svg:height="12.215cm" svg:x="5.291cm" svg:y="4.95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3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Ultrasound Instruments</text:p>
          </draw:text-box>
        </draw:frame>
        <draw:frame draw:style-name="gr3" draw:layer="layout" svg:width="12.199cm" svg:height="15.5cm" svg:x="0.5cm" svg:y="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layer="layout" svg:width="12.199cm" svg:height="15.5cm" svg:x="0.652cm" svg:y="4cm" presentation:class="outline" presentation:user-transformed="true">
          <draw:text-box>
            <text:list text:style-name="L3">
              <text:list-item>
                <text:p>Time of echo:</text:p>
                <text:p/>
                <text:p/>
                <text:p/>
              </text:list-item>
              <text:list-item>
                <text:p>Attenuation:</text:p>
                <text:p/>
                <text:p/>
                <text:p/>
              </text:list-item>
              <text:list-item>
                <text:p>Automatic depth dependent gain compensation</text:p>
              </text:list-item>
            </text:list>
          </draw:text-box>
        </draw:frame>
        <draw:frame draw:style-name="gr3" draw:text-style-name="P6" draw:layer="layout" svg:width="3.375cm" svg:height="1.988cm" svg:x="16.168cm" svg:y="4.1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732cm" svg:height="2.244cm" svg:x="15.927cm" svg:y="9.4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3T3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Flow measurement</text:p>
          </draw:text-box>
        </draw:frame>
        <draw:frame presentation:style-name="pr9" draw:layer="layout" svg:width="19.434cm" svg:height="3.336cm" svg:x="0.5cm" svg:y="4cm" presentation:class="outline" presentation:user-transformed="true">
          <draw:text-box>
            <text:list text:style-name="L3">
              <text:list-item>
                <text:p>Transit time = </text:p>
                <text:p>distance / (effective velocity in medium)</text:p>
              </text:list-item>
            </text:list>
          </draw:text-box>
        </draw:frame>
        <draw:frame draw:style-name="gr2" draw:text-style-name="P6" draw:layer="layout" svg:width="14.099cm" svg:height="9.999cm" svg:x="8.659cm" svg:y="8.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3T3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A-scan</text:p>
          </draw:text-box>
        </draw:frame>
        <draw:frame presentation:style-name="pr8" draw:layer="layout" svg:width="12.199cm" svg:height="15.5cm" svg:x="0.5cm" svg:y="4cm" presentation:class="outline">
          <draw:text-box>
            <text:list text:style-name="L3">
              <text:list-item>
                <text:p>Plot time of reflected waves</text:p>
              </text:list-item>
              <text:list-item>
                <text:p>Depth dependent gain compensation is applied</text:p>
              </text:list-item>
              <text:list-item>
                <text:p>Calculate distance of every reflecting boundary</text:p>
              </text:list-item>
            </text:list>
          </draw:text-box>
        </draw:frame>
        <draw:frame draw:style-name="gr2" draw:text-style-name="P6" draw:layer="layout" svg:width="11.765cm" svg:height="8.022cm" svg:x="12.699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12.469cm" svg:height="7.909cm" svg:x="12.417cm" svg:y="3.6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3T3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M-scan</text:p>
          </draw:text-box>
        </draw:frame>
        <draw:frame presentation:style-name="pr8" draw:layer="layout" svg:width="11.406cm" svg:height="15.5cm" svg:x="0.5cm" svg:y="4cm" presentation:class="outline" presentation:user-transformed="true">
          <draw:text-box>
            <text:list text:style-name="L3">
              <text:list-item>
                <text:p>Repeated transmit-receive cycles</text:p>
              </text:list-item>
              <text:list-item>
                <text:p>Plot calculated distance for each cycle</text:p>
              </text:list-item>
            </text:list>
          </draw:text-box>
        </draw:frame>
        <draw:frame draw:style-name="gr2" draw:text-style-name="P6" draw:layer="layout" svg:width="12.469cm" svg:height="7.909cm" svg:x="12.418cm" svg:y="3.67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6" draw:layer="layout" svg:width="14.102cm" svg:height="9.992cm" svg:x="10.612cm" svg:y="10.2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3T3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B-scan</text:p>
          </draw:text-box>
        </draw:frame>
        <draw:frame presentation:style-name="pr8" draw:layer="layout" svg:width="12.199cm" svg:height="15.5cm" svg:x="0.5cm" svg:y="4cm" presentation:class="outline">
          <draw:text-box>
            <text:list text:style-name="L3">
              <text:list-item>
                <text:p>Move position of the transducer</text:p>
              </text:list-item>
              <text:list-item>
                <text:p>Calculate depth of multiple reflections</text:p>
              </text:list-item>
              <text:list-item>
                <text:p>Plot depth as intensity on a 2D spatial display</text:p>
              </text:list-item>
            </text:list>
          </draw:text-box>
        </draw:frame>
        <draw:frame draw:style-name="gr2" draw:text-style-name="P6" draw:layer="layout" svg:width="14.102cm" svg:height="12.779cm" svg:x="10.077cm" svg:y="4.95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Doppler shift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Source frequency <text:span text:style-name="T3">f</text:span><text:span text:style-name="T4">o</text:span></text:p>
              </text:list-item>
              <text:list-item>
                <text:p><text:span text:style-name="T5">Source-target velocity </text:span><text:span text:style-name="T6">u</text:span></text:p>
              </text:list-item>
              <text:list-item>
                <text:p><text:span text:style-name="T7">Propagation in medium with velocity </text:span><text:span text:style-name="T6">c</text:span></text:p>
              </text:list-item>
              <text:list-item>
                <text:p><text:span text:style-name="T7">Dopplet shift </text:span><text:span text:style-name="T6">f</text:span><text:span text:style-name="T4">d</text:span></text:p>
              </text:list-item>
            </text:list>
          </draw:text-box>
        </draw:frame>
        <draw:frame draw:style-name="gr3" draw:text-style-name="P6" draw:layer="layout" svg:width="2.391cm" svg:height="2.244cm" svg:x="18.896cm" svg:y="5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 presentation:user-transformed="true">
          <draw:text-box>
            <text:p>Doppler flowmetry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Ultrasound</text:p>
                <text:list>
                  <text:list-item>
                    <text:p>Doppler measurement of mo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Doppler imaging</text:p>
          </draw:text-box>
        </draw:frame>
        <draw:frame presentation:style-name="pr8" draw:layer="layout" svg:width="25cm" svg:height="15.5cm" svg:x="0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4T32">
        <office:forms form:automatic-focus="false" form:apply-design-mode="false"/>
        <draw:frame presentation:style-name="pr10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1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CA0EBF4BF829EF1A.png" xlink:type="simple" xlink:show="embed" xlink:actuate="onLoad"/>
    <draw:fill-image draw:name="ooo2" xlink:href="Pictures/1000000000000400000003004E0C82BD2A30380C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1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628A12A2F2A6733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C9584D3C5FF3D46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/>
      <style:text-properties fo:color="#4c4c4c" style:font-name="Arial2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2" fo:font-size="20pt" style:font-name-asian="標楷體2" style:font-size-asian="18pt" style:font-size-complex="18pt"/>
    </style:style>
    <style:style style:name="MT6" style:family="text">
      <style:text-properties fo:color="#4c4c4c" style:font-name="Arial2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5.2$Linux_X86_64 LibreOffice_project/40$Build-2</meta:generator>
    <meta:creation-date>2014-08-26T08:28:06.174483250</meta:creation-date>
    <dc:language>en-US</dc:language>
    <meta:editing-cycles>168</meta:editing-cycles>
    <meta:editing-duration>PT13H27M14S</meta:editing-duration>
    <meta:initial-creator>Suresh Devasahayam</meta:initial-creator>
    <dc:date>2021-02-15T08:50:39.394567690</dc:date>
    <dc:creator>Suresh Devasahayam</dc:cre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>τ</mi>
        <mo stretchy="false">=</mo>
        <mn>2</mn>
      </mrow>
      <mfrac>
        <mi>d</mi>
        <mi>c</mi>
      </mfrac>
    </mrow>
    <annotation encoding="StarMath 5.0">%tau = 2d over c</annotation>
  </semantics>
</math>
</file>

<file path=Object 10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6.986cm" svg:height="9.542cm" draw:transform="rotate (-1.5707963267949) translate (11.564cm 3.32899999999999cm)" svg:viewBox="0 0 6987 9543" draw:points="0,9543 6987,9543 6987,0">
          <text:p/>
        </draw:polyline>
        <draw:custom-shape draw:style-name="gr2" draw:text-style-name="P2" draw:layer="layout" svg:width="0.119cm" svg:height="0.149cm" svg:x="2.973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svg:x="3.373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svg:x="3.773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svg:x="2.973cm" svg:y="7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svg:x="3.373cm" svg:y="7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svg:x="3.773cm" svg:y="7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svg:x="2.973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svg:x="3.373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svg:x="3.773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svg:x="2.973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svg:x="3.373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svg:x="3.773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svg:x="2.973cm" svg:y="8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svg:x="3.373cm" svg:y="8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svg:x="3.773cm" svg:y="8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svg:x="2.973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svg:x="3.373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svg:x="3.773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-3.14159265358979) translate (5.087cm 8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-3.14159265358979) translate (4.687cm 8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-3.14159265358979) translate (4.287cm 8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-3.14159265358979) translate (5.087cm 8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-3.14159265358979) translate (4.687cm 8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-3.14159265358979) translate (4.287cm 8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-3.14159265358979) translate (5.087cm 8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-3.14159265358979) translate (4.687cm 8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-3.14159265358979) translate (4.287cm 8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-3.14159265358979) translate (5.087cm 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-3.14159265358979) translate (4.687cm 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-3.14159265358979) translate (4.287cm 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-3.14159265358979) translate (5.087cm 7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-3.14159265358979) translate (4.687cm 7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-3.14159265358979) translate (4.287cm 7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-3.14159265358979) translate (5.087cm 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-3.14159265358979) translate (4.687cm 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-3.14159265358979) translate (4.287cm 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3.36cm 6.4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3.36cm 6.0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3.36cm 5.6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2.96cm 6.4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2.96cm 6.0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2.96cm 5.6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-3.14159265358979) translate (5.087cm 6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-3.14159265358979) translate (4.687cm 6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-3.14159265358979) translate (4.287cm 6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4.56cm 6.4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4.56cm 6.0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4.56cm 5.6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4.16cm 6.4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4.16cm 6.0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4.16cm 5.6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3.761cm 6.4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3.761cm 6.0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3.761cm 5.6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5.86cm 6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5.86cm 6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5.86cm 5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5.46cm 6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5.46cm 6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5.46cm 5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7.06cm 6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7.06cm 6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7.06cm 5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6.66cm 6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6.66cm 6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6.66cm 5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6.261cm 6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6.261cm 6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6.261cm 5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5.859cm 7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5.859cm 7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5.859cm 6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5.459cm 7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5.459cm 7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5.459cm 6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7.059cm 7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7.059cm 7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7.059cm 6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6.659cm 7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6.659cm 7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6.659cm 6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6.26cm 7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6.26cm 7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6.26cm 6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5.859cm 8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5.859cm 8.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5.859cm 8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5.459cm 8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5.459cm 8.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5.459cm 8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7.059cm 8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7.059cm 8.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7.059cm 8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6.659cm 8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6.659cm 8.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6.659cm 8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49cm" draw:transform="rotate (1.5707963267949) translate (6.26cm 8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19cm" svg:height="0.149cm" draw:transform="rotate (1.5707963267949) translate (6.26cm 8.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19cm" svg:height="0.149cm" draw:transform="rotate (1.5707963267949) translate (6.26cm 8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0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41cm" fo:min-width="0cm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77cm" svg:y1="4.84cm" svg:x2="12.778cm" svg:y2="4.84cm">
          <text:p/>
        </draw:line>
        <draw:line draw:style-name="gr1" draw:text-style-name="P1" draw:layer="layout" svg:x1="3.278cm" svg:y1="5.24cm" svg:x2="12.779cm" svg:y2="5.24cm">
          <text:p/>
        </draw:line>
        <draw:custom-shape draw:style-name="gr2" draw:text-style-name="P2" draw:layer="layout" svg:width="0.27cm" svg:height="0.391cm" draw:transform="rotate (1.39626340159546) translate (7.52cm 5.73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7cm" svg:height="0.391cm" draw:transform="rotate (1.39626340159546) translate (3.42cm 4.735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79cm" svg:y1="4.72cm" svg:x2="7.487cm" svg:y2="5.562cm">
          <text:p/>
        </draw:line>
        <draw:frame draw:style-name="gr4" draw:text-style-name="P3" draw:layer="layout" svg:width="3.848cm" svg:height="1.082cm" svg:x="1.564cm" svg:y="3.097cm">
          <draw:text-box>
            <text:p>transmitter</text:p>
          </draw:text-box>
        </draw:frame>
        <draw:frame draw:style-name="gr4" draw:text-style-name="P3" draw:layer="layout" svg:width="3.848cm" svg:height="1.082cm" svg:x="7.564cm" svg:y="6.097cm">
          <draw:text-box>
            <text:p>receiver</text:p>
          </draw:text-box>
        </draw:frame>
      </draw:page>
    </office:drawing>
  </office:body>
</office:document-content>
</file>

<file path=Object 1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i>τ</mi>
      <mrow>
        <mspace width="2em"/>
        <mo stretchy="false">=</mo>
        <mspace width="2em"/>
      </mrow>
      <mn>2</mn>
      <mfrac>
        <mi>d</mi>
        <mi>c</mi>
      </mfrac>
    </mrow>
    <annotation encoding="StarMath 5.0">%tau~ = ~2d over c</annotation>
  </semantics>
</math>
</file>

<file path=Object 3/content.xml><?xml version="1.0" encoding="utf-8"?>
<math xmlns="http://www.w3.org/1998/Math/MathML" display="block">
  <semantics>
    <mrow>
      <mfrac>
        <msub>
          <mi>I</mi>
          <mi>r</mi>
        </msub>
        <msub>
          <mi>I</mi>
          <mi>o</mi>
        </msub>
      </mfrac>
      <mrow>
        <mspace width="2em"/>
        <mo stretchy="false">=</mo>
        <mspace width="2em"/>
      </mrow>
      <msup>
        <mi>e</mi>
        <mrow>
          <mrow>
            <mo stretchy="false">−</mo>
            <mi>μ</mi>
          </mrow>
          <mrow>
            <mo fence="true" stretchy="false">(</mo>
            <mrow>
              <mrow>
                <mn>2</mn>
                <mi>d</mi>
              </mrow>
            </mrow>
            <mo fence="true" stretchy="false">)</mo>
          </mrow>
        </mrow>
      </msup>
    </mrow>
    <annotation encoding="StarMath 5.0">I_r over I_o~=~e^{- %mu (2d) }</annotation>
  </semantics>
</math>
</file>

<file path=Object 4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8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7.485cm" svg:height="1.502cm" svg:x="2.105cm" svg:y="2.525cm" svg:viewBox="0 0 7486 1503" draw:points="0,1473 811,1473 811,0 1022,0 1022,1503 7486,1503">
          <text:p/>
        </draw:polyline>
        <draw:polyline draw:style-name="gr1" draw:text-style-name="P1" draw:layer="layout" svg:width="6.703cm" svg:height="1.022cm" svg:x="2.256cm" svg:y="4.87cm" svg:viewBox="0 0 6704 1023" draw:points="0,1023 4290,1022 4290,331 4338,331 4338,1022 4565,1022 4565,301 4613,301 4613,1022 5019,1022 5019,0 5067,0 5067,1022 5151,1022 5127,962 5198,932 5198,1022 6011,1022 6011,0 6071,0 6071,1022 6704,1022">
          <text:p/>
        </draw:polyline>
        <draw:frame draw:style-name="gr2" draw:text-style-name="P2" draw:layer="layout" svg:width="6.074cm" svg:height="0.962cm" svg:x="5.532cm" svg:y="2.014cm">
          <draw:text-box>
            <text:p>Transmitted signal</text:p>
          </draw:text-box>
        </draw:frame>
        <draw:frame draw:style-name="gr2" draw:text-style-name="P2" draw:layer="layout" svg:width="6.074cm" svg:height="0.962cm" svg:x="5.532cm" svg:y="6.114cm">
          <draw:text-box>
            <text:p>Received signal</text:p>
          </draw:text-box>
        </draw:frame>
      </draw:page>
    </office:drawing>
  </office:body>
</office:document-content>
</file>

<file path=Object 4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math xmlns="http://www.w3.org/1998/Math/MathML" display="block">
  <semantics>
    <mrow>
      <mfrac>
        <msub>
          <mi>f</mi>
          <mi>d</mi>
        </msub>
        <msub>
          <mi>f</mi>
          <mi>o</mi>
        </msub>
      </mfrac>
      <mo stretchy="false">=</mo>
      <mfrac>
        <mi>u</mi>
        <mi>c</mi>
      </mfrac>
    </mrow>
    <annotation encoding="StarMath 5.0">{ f_d } over { f_o } = u over c</annotation>
  </semantics>
</math>
</file>

<file path=Object 6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047cm" fo:min-width="0.125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Rounded_20_short_20_Arrow" draw:fill="solid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0.909cm"/>
      <style:paragraph-properties style:writing-mode="lr-tb"/>
    </style:style>
    <style:style style:name="gr8" style:family="graphic" style:parent-style-name="objectwithoutfill">
      <style:graphic-properties svg:stroke-color="#000000" draw:marker-end="Arrow" draw:fill="solid" draw:textarea-vertical-align="middle"/>
    </style:style>
    <style:style style:name="gr9" style:family="graphic" style:parent-style-name="objectwithoutfill">
      <style:graphic-properties svg:stroke-color="#000000" draw:marker-start="Circle" draw:marker-end="Arrow" draw:fill="solid" draw:textarea-vertical-align="middle"/>
    </style:style>
    <style:style style:name="gr10" style:family="graphic" style:parent-style-name="objectwithoutfill">
      <style:graphic-properties svg:stroke-color="#000000" draw:marker-start="Circle" draw:marker-end="" draw:fill="solid" draw:textarea-vertical-align="middle"/>
    </style:style>
    <style:style style:name="gr11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69cm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25cm" svg:height="0.297cm" svg:x="14.408cm" svg:y="5.7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378cm" svg:y1="5.651cm" svg:x2="15.121cm" svg:y2="5.651cm">
            <text:p/>
          </draw:line>
          <draw:line draw:style-name="gr2" draw:text-style-name="P2" draw:layer="layout" svg:x1="14.379cm" svg:y1="6.2cm" svg:x2="15.122cm" svg:y2="6.2cm">
            <text:p/>
          </draw:line>
        </draw:g>
        <draw:g>
          <draw:polyline draw:style-name="gr3" draw:text-style-name="P2" draw:layer="layout" svg:width="0.763cm" svg:height="0.353cm" draw:transform="rotate (2.0943951023932) translate (16.720622859545cm 5.84554931937625cm)" svg:viewBox="0 0 764 354" draw:points="764,354 457,303 137,133 0,0">
            <text:p/>
          </draw:polyline>
          <draw:polyline draw:style-name="gr3" draw:text-style-name="P2" draw:layer="layout" svg:width="0.588cm" svg:height="0.378cm" draw:transform="skewX (-0.089535390627309) rotate (2.18253422961891) translate (16.4217742218304cm 5.81655787278311cm)" svg:viewBox="0 0 589 379" draw:points="589,379 353,325 105,143 0,0">
            <text:p/>
          </draw:polyline>
          <draw:polyline draw:style-name="gr3" draw:text-style-name="P2" draw:layer="layout" svg:width="0.44cm" svg:height="0.291cm" draw:transform="skewX (-0.0952949771588904) rotate (2.17799637356372) translate (16.2610876688229cm 5.78272251136062cm)" svg:viewBox="0 0 441 292" draw:points="441,292 264,250 79,110 0,0">
            <text:p/>
          </draw:polyline>
        </draw:g>
        <draw:g>
          <draw:polyline draw:style-name="gr3" draw:text-style-name="P2" draw:layer="layout" svg:width="0.765cm" svg:height="0.349cm" draw:transform="rotate (-2.08898458171201) translate (16.1606840125931cm 5.9812838162109cm)" svg:viewBox="0 0 766 350" draw:points="0,350 307,300 628,132 766,0">
            <text:p/>
          </draw:polyline>
          <draw:polyline draw:style-name="gr3" draw:text-style-name="P2" draw:layer="layout" svg:width="0.589cm" svg:height="0.381cm" draw:transform="skewX (0.0834267382453289) rotate (-2.18742115152449) translate (16.4211353379479cm 6.13660819981942cm)" svg:viewBox="0 0 590 382" draw:points="0,382 236,327 484,144 590,0">
            <text:p/>
          </draw:polyline>
          <draw:polyline draw:style-name="gr3" draw:text-style-name="P2" draw:layer="layout" svg:width="0.44cm" svg:height="0.292cm" draw:transform="skewX (0.093898713757295) rotate (-2.17904357111492) translate (16.4930569297683cm 6.22160868672671cm)" svg:viewBox="0 0 441 293" draw:points="0,293 177,251 362,110 441,0">
            <text:p/>
          </draw:polyline>
        </draw:g>
        <draw:line draw:style-name="gr3" draw:text-style-name="P2" draw:layer="layout" svg:x1="17.273cm" svg:y1="4.222cm" svg:x2="17.273cm" svg:y2="7.343cm">
          <text:p/>
        </draw:line>
        <draw:line draw:style-name="gr4" draw:text-style-name="P2" draw:layer="layout" svg:x1="15.786cm" svg:y1="5.53cm" svg:x2="17.065cm" svg:y2="5.53cm">
          <text:p/>
        </draw:line>
        <draw:line draw:style-name="gr4" draw:text-style-name="P2" draw:layer="layout" svg:x1="16.964cm" svg:y1="6.23cm" svg:x2="15.685cm" svg:y2="6.23cm">
          <text:p/>
        </draw:line>
        <draw:polygon draw:style-name="gr5" draw:text-style-name="P3" draw:layer="layout" svg:width="1.605cm" svg:height="1.575cm" draw:transform="rotate (-1.5707963267949) translate (9.454cm 7.194cm)" svg:viewBox="0 0 1606 1576" draw:points="60,0 1606,0 714,1576 0,0">
          <text:p/>
        </draw:polygon>
        <draw:polyline draw:style-name="gr6" draw:text-style-name="P2" draw:layer="layout" svg:width="2.14cm" svg:height="0.297cm" draw:transform="rotate (-3.14159265358979) translate (14.33cm 5.976cm)" svg:viewBox="0 0 2141 298" draw:points="0,0 1639,0 2141,298">
          <text:p/>
        </draw:polyline>
        <draw:frame draw:style-name="gr7" draw:text-style-name="P4" draw:layer="layout" svg:width="3.211cm" svg:height="1.159cm" svg:x="3.132cm" svg:y="3.717cm">
          <draw:text-box>
            <text:p>oscillator</text:p>
          </draw:text-box>
        </draw:frame>
        <draw:frame draw:style-name="gr7" draw:text-style-name="P4" draw:layer="layout" svg:width="3.211cm" svg:height="1.159cm" svg:x="4.133cm" svg:y="7.518cm">
          <draw:text-box>
            <text:p>receiver</text:p>
          </draw:text-box>
        </draw:frame>
        <draw:line draw:style-name="gr8" draw:text-style-name="P2" draw:layer="layout" svg:x1="7.908cm" svg:y1="7.908cm" svg:x2="7.343cm" svg:y2="7.908cm">
          <text:p/>
        </draw:line>
        <draw:polyline draw:style-name="gr9" draw:text-style-name="P2" draw:layer="layout" svg:width="1.693cm" svg:height="2.734cm" draw:transform="rotate (-1.5707963267949) translate (12.189cm 6.303cm)" svg:viewBox="0 0 1694 2735" draw:points="0,0 1694,0 1694,2735">
          <text:p/>
        </draw:polyline>
        <draw:polyline draw:style-name="gr10" draw:text-style-name="P2" draw:layer="layout" svg:width="1.426cm" svg:height="1.634cm" draw:transform="rotate (1.5707963267949) translate (10.524cm 5.649cm)" svg:viewBox="0 0 1427 1635" draw:points="0,1635 1427,1635 1427,0">
          <text:p/>
        </draw:polyline>
        <draw:line draw:style-name="gr11" draw:text-style-name="P2" draw:layer="layout" svg:x1="12.635cm" svg:y1="5.976cm" svg:x2="12.189cm" svg:y2="6.213cm">
          <text:p/>
        </draw:line>
        <draw:line draw:style-name="gr8" draw:text-style-name="P2" draw:layer="layout" svg:x1="11.068cm" svg:y1="4.043cm" svg:x2="12.138cm" svg:y2="4.043cm">
          <text:p/>
        </draw:line>
        <draw:frame draw:style-name="gr7" draw:text-style-name="P4" draw:layer="layout" svg:width="3.211cm" svg:height="2.384cm" svg:x="6.233cm" svg:y="10.718cm">
          <draw:text-box>
            <text:p>Switch control timer</text:p>
          </draw:text-box>
        </draw:frame>
        <draw:polyline draw:style-name="gr6" draw:text-style-name="P2" draw:layer="layout" svg:width="4.013cm" svg:height="5.707cm" svg:x="9.424cm" svg:y="6.094cm" svg:viewBox="0 0 4014 5708" draw:points="0,5708 4014,5708 4014,833 3181,0">
          <text:p/>
        </draw:polyline>
        <draw:frame draw:style-name="gr7" draw:text-style-name="P4" draw:layer="layout" svg:width="3.211cm" svg:height="1.159cm" svg:x="7.333cm" svg:y="3.618cm">
          <draw:text-box>
            <text:p>HV amp</text:p>
          </draw:text-box>
        </draw:frame>
        <draw:line draw:style-name="gr8" draw:text-style-name="P2" draw:layer="layout" svg:x1="6.333cm" svg:y1="4.222cm" svg:x2="7.343cm" svg:y2="4.222cm">
          <text:p/>
        </draw:line>
        <draw:frame draw:style-name="gr12" draw:text-style-name="P4" draw:layer="layout" svg:width="1.784cm" svg:height="1.219cm" svg:x="7.859cm" svg:y="7.44cm">
          <draw:text-box>
            <text:p>amp</text:p>
          </draw:text-box>
        </draw:frame>
      </draw:page>
    </office:drawing>
  </office:body>
</office:document-content>
</file>

<file path=Object 6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objectwithoutfill">
      <style:graphic-properties svg:stroke-color="#000000" draw:marker-start="Dimension_20_Lines" draw:marker-end="Dimension_20_Lines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28cm" svg:height="0.962cm" svg:x="2.302cm" svg:y="1.614cm">
          <draw:text-box>
            <text:p>Transmit</text:p>
          </draw:text-box>
        </draw:frame>
        <draw:frame draw:style-name="gr1" draw:text-style-name="P1" draw:layer="layout" svg:width="2.929cm" svg:height="0.962cm" svg:x="5.809cm" svg:y="4.884cm">
          <draw:text-box>
            <text:p>Receive</text:p>
          </draw:text-box>
        </draw:frame>
        <draw:line draw:style-name="gr2" draw:text-style-name="P2" draw:layer="layout" svg:x1="2.338cm" svg:y1="3.415cm" svg:x2="5.322cm" svg:y2="3.446cm">
          <text:p/>
        </draw:line>
        <draw:line draw:style-name="gr2" draw:text-style-name="P2" draw:layer="layout" svg:x1="5.338cm" svg:y1="4.416cm" svg:x2="8.322cm" svg:y2="4.447cm">
          <text:p/>
        </draw:line>
      </draw:page>
    </office:drawing>
  </office:body>
</office:document-content>
</file>

<file path=Object 7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objectwithoutfill">
      <style:graphic-properties svg:stroke-color="#000000" draw:marker-start="Dimension_20_Lines" draw:marker-end="Dimension_20_Lines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9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28cm" svg:height="0.962cm" svg:x="-0.528cm" svg:y="2.876cm">
          <draw:text-box>
            <text:p>Transmit</text:p>
          </draw:text-box>
        </draw:frame>
        <draw:frame draw:style-name="gr1" draw:text-style-name="P1" draw:layer="layout" svg:width="2.929cm" svg:height="0.962cm" svg:x="-0.462cm" svg:y="3.899cm">
          <draw:text-box>
            <text:p>Receive</text:p>
          </draw:text-box>
        </draw:frame>
        <draw:line draw:style-name="gr2" draw:text-style-name="P2" draw:layer="layout" svg:x1="2.338cm" svg:y1="3.415cm" svg:x2="3.259cm" svg:y2="3.446cm">
          <text:p/>
        </draw:line>
        <draw:line draw:style-name="gr2" draw:text-style-name="P2" draw:layer="layout" svg:x1="3.263cm" svg:y1="4.416cm" svg:x2="4.184cm" svg:y2="4.447cm">
          <text:p/>
        </draw:line>
        <draw:line draw:style-name="gr2" draw:text-style-name="P2" draw:layer="layout" svg:x1="4.138cm" svg:y1="3.415cm" svg:x2="5.059cm" svg:y2="3.446cm">
          <text:p/>
        </draw:line>
        <draw:line draw:style-name="gr2" draw:text-style-name="P2" draw:layer="layout" svg:x1="5.063cm" svg:y1="4.416cm" svg:x2="5.984cm" svg:y2="4.447cm">
          <text:p/>
        </draw:line>
        <draw:line draw:style-name="gr2" draw:text-style-name="P2" draw:layer="layout" svg:x1="5.938cm" svg:y1="3.415cm" svg:x2="6.859cm" svg:y2="3.446cm">
          <text:p/>
        </draw:line>
        <draw:line draw:style-name="gr2" draw:text-style-name="P2" draw:layer="layout" svg:x1="6.863cm" svg:y1="4.416cm" svg:x2="7.784cm" svg:y2="4.447cm">
          <text:p/>
        </draw:line>
        <draw:line draw:style-name="gr2" draw:text-style-name="P2" draw:layer="layout" svg:x1="7.638cm" svg:y1="3.415cm" svg:x2="8.559cm" svg:y2="3.446cm">
          <text:p/>
        </draw:line>
        <draw:line draw:style-name="gr2" draw:text-style-name="P2" draw:layer="layout" svg:x1="8.563cm" svg:y1="4.416cm" svg:x2="9.484cm" svg:y2="4.447cm">
          <text:p/>
        </draw:line>
        <draw:frame draw:style-name="gr3" draw:text-style-name="P3" draw:layer="layout" svg:width="1.477cm" svg:height="1.446cm" svg:x="2.184cm" svg:y="1.477cm">
          <draw:text-box>
            <text:p>S<text:span text:style-name="T1">1</text:span></text:p>
          </draw:text-box>
        </draw:frame>
        <draw:frame draw:style-name="gr3" draw:text-style-name="P3" draw:layer="layout" svg:width="1.477cm" svg:height="1.446cm" svg:x="4.385cm" svg:y="1.477cm">
          <draw:text-box>
            <text:p>S<text:span text:style-name="T1">2</text:span></text:p>
          </draw:text-box>
        </draw:frame>
        <draw:frame draw:style-name="gr3" draw:text-style-name="P3" draw:layer="layout" svg:width="1.477cm" svg:height="1.446cm" svg:x="6.185cm" svg:y="1.477cm">
          <draw:text-box>
            <text:p>S<text:span text:style-name="T1">3</text:span></text:p>
          </draw:text-box>
        </draw:frame>
      </draw:page>
    </office:drawing>
  </office:body>
</office:document-content>
</file>

<file path=Object 8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7.034cm" svg:height="12.055cm" draw:transform="rotate (-1.5707963267949) translate (13.83cm 1.35299999999999cm)" svg:viewBox="0 0 7035 12056" draw:points="0,12056 7035,12056 7035,0">
          <text:p/>
        </draw:polyline>
        <draw:custom-shape draw:style-name="gr2" draw:text-style-name="P2" draw:layer="layout" svg:width="0.15cm" svg:height="0.12cm" svg:x="2.556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757cm" svg:y="5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958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159cm" svg:y="5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36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561cm" svg:y="5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762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963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164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365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566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767cm" svg:y="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968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16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569cm" svg:y="6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77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971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172cm" svg:y="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373cm" svg:y="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574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775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976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177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278cm" svg:y="6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379cm" svg:y="6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58cm" svg:y="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781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982cm" svg:y="6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183cm" svg:y="6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57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771cm" svg:y="4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2.972cm" svg:y="4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173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374cm" svg:y="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575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776cm" svg:y="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3.977cm" svg:y="4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178cm" svg:y="4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279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38cm" svg:y="4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581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782cm" svg:y="4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4.983cm" svg:y="4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184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457cm" svg:y="5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658cm" svg:y="5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859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06cm" svg:y="5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261cm" svg:y="5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462cm" svg:y="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663cm" svg:y="5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864cm" svg:y="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065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266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467cm" svg:y="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668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86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07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47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671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872cm" svg:y="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073cm" svg:y="6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274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475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676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877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078cm" svg:y="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179cm" svg:y="6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28cm" svg:y="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481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682cm" svg:y="6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883cm" svg:y="6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084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471cm" svg:y="4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672cm" svg:y="4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5.873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074cm" svg:y="4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275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476cm" svg:y="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677cm" svg:y="4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6.878cm" svg:y="4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079cm" svg:y="4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18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281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482cm" svg:y="4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683cm" svg:y="4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7.884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085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358cm" svg:y="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559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76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961cm" svg:y="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162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363cm" svg:y="5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564cm" svg:y="5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765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966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167cm" svg:y="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368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56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77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971cm" svg:y="5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371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572cm" svg:y="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773cm" svg:y="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974cm" svg:y="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175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376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577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778cm" svg:y="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979cm" svg:y="6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08cm" svg:y="6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181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382cm" svg:y="6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583cm" svg:y="6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784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985cm" svg:y="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372cm" svg:y="4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573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774cm" svg:y="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8.975cm" svg:y="4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176cm" svg:y="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377cm" svg:y="4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578cm" svg:y="4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779cm" svg:y="4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9.98cm" svg:y="4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081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182cm" svg:y="4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383cm" svg:y="4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584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785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cm" svg:height="0.12cm" svg:x="10.986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322cm" svg:height="1.293cm" svg:x="2.146cm" svg:y="8.629cm">
          <draw:text-box>
            <text:p>S<text:span text:style-name="T1">1</text:span></text:p>
          </draw:text-box>
        </draw:frame>
        <draw:frame draw:style-name="gr3" draw:text-style-name="P3" draw:layer="layout" svg:width="1.322cm" svg:height="1.293cm" svg:x="7.146cm" svg:y="8.63cm">
          <draw:text-box>
            <text:p>S<text:span text:style-name="T1">n</text:span></text:p>
          </draw:text-box>
        </draw:frame>
        <draw:frame draw:style-name="gr4" draw:text-style-name="P3" draw:layer="layout" svg:width="3.367cm" svg:height="0.992cm" draw:transform="rotate (1.5707963267949) translate (0.616cm 6.879cm)">
          <draw:text-box>
            <text:p>distance</text:p>
          </draw:text-box>
        </draw:frame>
      </draw:page>
    </office:drawing>
  </office:body>
</office:document-content>
</file>

<file path=Object 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